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0.991cm" svg:x="4.509cm" svg:y="3.41cm">
          <text:p text:style-name="P1">TA, Unswitched, 950 V, ADCB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5.009cm">
          <text:p text:style-name="P1">1A, Switched, 1200 V, ADCA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6.609cm">
          <text:p text:style-name="P1">2A, Switched, 1200 V, ADCA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8.309cm">
          <text:p text:style-name="P1">3A, Switched, 1200 V, ADCA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9.909cm">
          <text:p text:style-name="P1">4A, Switched, 1200 V, ADCA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11.509cm">
          <text:p text:style-name="P1">5A, Switched, 1200 V, ADC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508cm" svg:y="13.109cm">
          <text:p text:style-name="P1">6A, Switched, 1200 V, ADCA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4.308cm" svg:y="14.709cm">
          <text:p text:style-name="P1">7A, Unswitched, 950 V, ADCB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6cm" svg:y="3.352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4.951cm">
          <text:p text:style-name="P1">6B, Unswitched, 1200 V, ADCA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6.651cm">
          <text:p text:style-name="P1">5B, Switched, 1200 V, ADCA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8.351cm">
          <text:p text:style-name="P1">4B, Switched, 1200 V, ADCA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9.951cm">
          <text:p text:style-name="P1">3B, Switched, 1200 V, ADCA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11.551cm">
          <text:p text:style-name="P1">2B, Switched, 1200 V, ADCA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13.151cm">
          <text:p text:style-name="P1">1B, Switched, 1200 V, Sco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0.991cm" svg:x="27.375cm" svg:y="14.751cm">
          <text:p text:style-name="P1">TB, Unswitched, 950 V, ADCB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59cm" svg:height="13.259cm" svg:x="14.146cm" svg:y="2.902cm">
          <text:p text:style-name="P1">Boronated</text:p>
          <text:p text:style-name="P1">Scintill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6cm" svg:height="0.992cm" draw:transform="rotate (1.5707963267949) translate (3.108cm 15.021cm)">
          <text:p text:style-name="P1">UBlank, Unswitched, 950 V, ADCB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6cm" svg:height="0.992cm" draw:transform="rotate (1.5707963267949) translate (37.504cm 15.02cm)">
          <text:p text:style-name="P1">SBlank, Switched, 1200 V, ADCA0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68cm" svg:y1="18.222cm" svg:x2="13.931cm" svg:y2="15.832cm">
          <text:p/>
        </draw:line>
        <draw:frame draw:style-name="gr3" draw:text-style-name="P1" draw:layer="layout" svg:width="4.481cm" svg:height="1.956cm" svg:x="9.621cm" svg:y="18.137cm">
          <draw:text-box>
            <text:p text:style-name="P1">Recessed</text:p>
            <text:p text:style-name="P1">1/8 in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12-31T18:39:59</meta:creation-date>
    <meta:generator>LibreOffice/3.5$Linux_X86_64 LibreOffice_project/350m1$Build-2</meta:generator>
    <dc:date>2013-01-02T18:34:01</dc:date>
    <dc:creator>tyler </dc:creator>
    <meta:editing-duration>PT22M39S</meta:editing-duration>
    <meta:editing-cycles>22</meta:editing-cycles>
    <meta:document-statistic meta:object-count="21"/>
  </office:meta>
</office:document-meta>
</file>